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7">* * *</text:p>
      <text:p text:style-name="P26"/>
      <text:p text:style-name="P26"><text:s text:c="5"/>Alice stepped out of the vortex and into a barren wasteland. It was snowing. <text:span text:style-name="T173">She spun around looking at wherever it was she was standing in.</text:span></text:p>
      <text:p text:style-name="P26"><text:s text:c="5"/>“<text:span text:style-name="T175">Russ?” Alice called out. “Where are you?”</text:span></text:p>
      <text:p text:style-name="P26"/>
      <text:p text:style-name="P29">* * *</text:p>
      <text:p text:style-name="P28"/>
      <text:p text:style-name="P28"><text:soft-page-break/><text:s text:c="5"/>Russ walked over to Victoria and called up the mission parameters again. Nothing seemed to be out of the ordinary. Where did Alice end up?</text:p>
      <text:p text:style-name="P28"><text:s text:c="5"/>“<text:span text:style-name="T176">Talk to me Russ.” Chief said as he joined his friend on the lower level. “Where did Alice go?”</text:span></text:p>
      <text:p text:style-name="P28"><text:s text:c="5"/><text:span text:style-name="T176">Russ’s hands flew over the keyboard. He wasn’t sure where she was. </text:span><text:span text:style-name="T177">Every search was coming up blank. How could that be. He wondered. Where did she go?!</text:span></text:p>
      <text:p text:style-name="P28"><text:s text:c="5"/><text:span text:style-name="T178">It had been a hot minute since Russ had lost anyone under his command. He wasn’t about to lose the Chief’s girlfriend.</text:span></text:p>
      <text:p text:style-name="P28"><text:s text:c="5"/><text:span text:style-name="T179">Russ pounded his fist against the keyboard. “Come on!” He yelled at it.</text:span></text:p>
      <text:p text:style-name="P28"><text:s text:c="5"/><text:span text:style-name="T179">Victoria didn’t take kindly to Russ hitting her keys. “Russ if you aren’t careful with my systems I might go offline.”</text:span></text:p>
      <text:p text:style-name="P28"><text:s text:c="5"/>“<text:span text:style-name="T179">Is that a threat?” Russ asked.</text:span></text:p>
      <text:p text:style-name="P28"><text:s text:c="5"/>“<text:span text:style-name="T179">Calm down Russ.” Chief said. “Tell me exactly what happened.”</text:span></text:p>
      <text:p text:style-name="P28"><text:s text:c="5"/><text:span text:style-name="T179">Russ told Chief how Alice was carrying the red time crystal through the vortex when she vanished.</text:span></text:p>
      <text:p text:style-name="P28"><text:s text:c="5"/>“<text:span text:style-name="T179">It must have come in contact with her skin somehow.” Chief said. “We have to scan for her again.”</text:span></text:p>
      <text:p text:style-name="P28"><text:s text:c="5"/>“<text:span text:style-name="T179">Victoria.” Chief said. “Locate Alice.”</text:span></text:p>
      <text:p text:style-name="P28"><text:s text:c="5"/>“<text:span text:style-name="T179">Searching.” Came the cool voice of Victoria. “</text:span><text:span text:style-name="T180">Location u</text:span><text:span text:style-name="T179">nknown” </text:span><text:span text:style-name="T181">was the reply.</text:span></text:p>
      <text:p text:style-name="P28"><text:s text:c="5"/>“<text:span text:style-name="T181">Permission to use the purple time crystal.” Russ asked.</text:span></text:p>
      <text:p text:style-name="P28"><text:s text:c="5"/>“<text:span text:style-name="T181">Granted.” Chief said.</text:span></text:p>
      <text:p text:style-name="P28"><text:s text:c="5"/><text:span text:style-name="T181">Russ walked over to a case and unlocked it. Taking a time crystal out of the case, he held it in his hands. “Let’s hope you take me right to her.”</text:span></text:p>
      <text:p text:style-name="P28"><text:soft-page-break/><text:s text:c="5"/><text:span text:style-name="T181">Of course that’s not what happened. What fun would that be?</text:span></text:p>
      <text:p text:style-name="P28"><text:s text:c="5"/><text:span text:style-name="T181">Russ found himself in the middle of the desert.</text:span></text:p>
      <text:p text:style-name="P28"><text:s text:c="5"/><text:span text:style-name="T181">Flipping open his time watch, Russ looked at it. “Victoria, what’s the date?”</text:span></text:p>
      <text:p text:style-name="P28"><text:s text:c="5"/>“<text:span text:style-name="T181">June 30, 2163” Victoria said.</text:span></text:p>
      <text:p text:style-name="P28"><text:s text:c="5"/><text:span text:style-name="T181">Russ nodded. The date checked out. But where the hell was he? “</text:span><text:span text:style-name="T182">Scan for Alice’s time encoder.”</text:span></text:p>
      <text:p text:style-name="P28"><text:s text:c="5"/>“<text:span text:style-name="T182">Time encoder found.” Victoria said.</text:span></text:p>
      <text:p text:style-name="P28"><text:s text:c="5"/>“<text:span text:style-name="T182">Good, where is it?” Russ asked.</text:span></text:p>
      <text:p text:style-name="P28"><text:s text:c="5"/>“<text:span text:style-name="T183">Four</text:span><text:span text:style-name="T182"> feet below the sand.”</text:span></text:p>
      <text:p text:style-name="P28"><text:s text:c="5"/><text:span text:style-name="T182">Russ began digging. </text:span><text:span text:style-name="T183">A half hour later he had dug the four feet. Finding the crystal he looked at it. Most of its power had been drained.</text:span></text:p>
      <text:p text:style-name="P28"><text:s text:c="5"/><text:span text:style-name="T184">There was a note with the crystal.</text:span></text:p>
      <text:p text:style-name="P28"/>
      <text:p text:style-name="P30">Russ,</text:p>
      <text:p text:style-name="P30"/>
      <text:p text:style-name="P30"><text:s text:c="5"/>If you find this note and this crystal then my attempt to get back was in vain.</text:p>
      <text:p text:style-name="P30"/>
      <text:p text:style-name="P30">Alice</text:p>
      <text:p text:style-name="P30"/>
      <text:p text:style-name="P30"><text:s text:c="5"/>Russ shook his head. No, that couldn’t be it. That just couldn’t be the end of Alice. He refused to believe that.</text:p>
      <text:p text:style-name="P30"><text:s text:c="5"/><text:span text:style-name="T185">Taking the red crystal in his hands, Russ allowed himself to touch it. He vanished in a vortex.</text:span></text:p>
      <text:p text:style-name="P30"><text:s text:c="5"/><text:span text:style-name="T185">Coming to, Russ looked around at a barren wasteland. It was snowing. </text:span><text:span text:style-name="T186">Alice looked at her boss and smiled. “Boss!”</text:span></text:p>
      <text:p text:style-name="P30"><text:s text:c="5"/><text:span text:style-name="T186">Russ hugged Alice. “Alice! Where are we?” He asked.</text:span></text:p>
      <text:p text:style-name="P30"><text:s text:c="5"/><text:span text:style-name="T186">Alice shook her head. “Don’t know. My time watch quit working. I’ve been stuck here for three days.”</text:span></text:p>
      <text:p text:style-name="P30"><text:soft-page-break/><text:s text:c="5"/><text:span text:style-name="T187">Russ checked his own watch. It too was losing power. “We have maybe one trip left in it.” He said. “Victoria, locate our current time?”</text:span></text:p>
      <text:p text:style-name="P30"><text:s text:c="5"/>“<text:span text:style-name="T187">June 30, 2163.” Came the reply.</text:span></text:p>
      <text:p text:style-name="P30"><text:s text:c="5"/><text:span text:style-name="T188">Russ shook his head. That couldn’t be right. The location of the time crystal and where he came from didn’t match up.</text:span></text:p>
      <text:p text:style-name="P30"><text:s text:c="5"/><text:span text:style-name="T188">Oh well maybe that didn’t matter. Russ thought. As long as he found Alice that was all that mattered.</text:span></text:p>
      <text:p text:style-name="P30"><text:s text:c="5"/><text:span text:style-name="T189">Russ looked to Alice. “Do you know where we are?” He asked.</text:span></text:p>
      <text:p text:style-name="P30"><text:s text:c="5"/>“<text:span text:style-name="T189">Negative.” Came the reply. “I’m as lost as you are sir.”</text:span></text:p>
      <text:p text:style-name="P30"><text:s text:c="5"/>“<text:span text:style-name="T189">Great.” Russ said.</text:span></text:p>
      <text:p text:style-name="P30"><text:s text:c="5"/>“<text:span text:style-name="T189">Great.” Alice said.</text:span></text:p>
      <text:p text:style-name="P30"><text:s text:c="5"/><text:span text:style-name="T189">Looking at his time watch, Russ wondered if they could get back home.</text:span></text:p>
      <text:p text:style-name="P30"><text:s text:c="5"/><text:span text:style-name="T190">Activating his time watch, Russ set their destination for the main complex in New Mexic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22:17:38.524000000</dc:date>
    <meta:editing-cycles>199</meta:editing-cycles>
    <meta:generator>LibreOffice/7.4.1.2$Windows_X86_64 LibreOffice_project/3c58a8f3a960df8bc8fd77b461821e42c061c5f0</meta:generator>
    <meta:editing-duration>PT6H44M3S</meta:editing-duration>
    <meta:document-statistic meta:table-count="0" meta:image-count="0" meta:object-count="0" meta:page-count="36" meta:paragraph-count="493" meta:word-count="8945" meta:character-count="50437" meta:non-whitespace-character-count="39603"/>
  </office:meta>
</office:document-meta>
</file>